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8cae8" officeooo:paragraph-rsid="0018cae8"/>
    </style:style>
    <style:style style:name="T1" style:family="text">
      <style:text-properties officeooo:rsid="0019d8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already believed that climate change is a real and notable issue, so computer modeling has not changed my opinion as much. However, it is encouraging to see that group are applying computer science to create these models, which, in turn, are actually accurate to a reasonable degree. I think the issue of climate change is one that is commonly misunderstood, and misinformation is often disseminated as fact. The science of climate change is very complicated, and providing very easy to access, simple, accurate information is important to raise awareness, and make climate change a subject of more common knowledge. Computer science can also help with this problem, and as a first step forward, <text:span text:style-name="T1">webpages full of information on climate change are provided by the US EPA and NASA, and can be accessed simply by googling 'climate ch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20:20:59.513108455</meta:creation-date>
    <dc:date>2016-01-20T11:28:08.366231015</dc:date>
    <meta:editing-duration>PT1H42M21S</meta:editing-duration>
    <meta:editing-cycles>1</meta:editing-cycles>
    <meta:document-statistic meta:table-count="0" meta:image-count="0" meta:object-count="0" meta:page-count="1" meta:paragraph-count="1" meta:word-count="138" meta:character-count="838" meta:non-whitespace-character-count="701"/>
    <meta:generator>LibreOffice/4.4.7.2$Linux_X86_64 LibreOffice_project/40$Build-2</meta:generator>
  </office:meta>
</office:document-meta>
</file>